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8661in"/>
    </style:style>
    <style:style style:name="co4" style:family="table-column">
      <style:table-column-properties fo:break-before="auto" style:column-width="0.7575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0.7791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3299in" fo:break-before="auto" style:use-optimal-row-height="false"/>
    </style:style>
    <style:style style:name="ro5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5000" number:language="pt" number:country="BR">
      <number:number number:min-integer-digits="1"/>
    </number:number-style>
    <number:number-style style:name="N5001" number:language="pt" number:country="BR">
      <number:number number:decimal-places="0" number:min-integer-digits="1"/>
    </number:number-style>
    <number:number-style style:name="N5002" number:language="pt" number:country="BR">
      <number:number number:decimal-places="2" number:min-integer-digits="1"/>
    </number:number-style>
    <style:style style:name="ce1" style:family="table-cell" style:parent-style-name="Default">
      <style:table-cell-properties fo:border-bottom="0.31pt double #000000" style:border-line-width-bottom="0.002in 0.0138in 0.0043in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Ubuntu"/>
    </style:style>
    <style:style style:name="ce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4]" style:apply-style-name="otimista" style:base-cell-address="Sheet1.C4"/>
    </style:style>
    <style:style style:name="ce1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5]" style:apply-style-name="otimista" style:base-cell-address="Sheet1.C5"/>
    </style:style>
    <style:style style:name="ce1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6]" style:apply-style-name="otimista" style:base-cell-address="Sheet1.C6"/>
    </style:style>
    <style:style style:name="ce12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7]" style:apply-style-name="otimista" style:base-cell-address="Sheet1.C7"/>
    </style:style>
    <style:style style:name="ce13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8]" style:apply-style-name="otimista" style:base-cell-address="Sheet1.C8"/>
    </style:style>
    <style:style style:name="ce14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9]" style:apply-style-name="otimista" style:base-cell-address="Sheet1.C9"/>
    </style:style>
    <style:style style:name="ce15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0]" style:apply-style-name="otimista" style:base-cell-address="Sheet1.C10"/>
    </style:style>
    <style:style style:name="ce16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1]" style:apply-style-name="otimista" style:base-cell-address="Sheet1.C11"/>
    </style:style>
    <style:style style:name="ce17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$12]" style:apply-style-name="otimista" style:base-cell-address="Sheet1.C12"/>
    </style:style>
    <style:style style:name="ce18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17]" style:apply-style-name="otimista" style:base-cell-address="Sheet1.C43"/>
    </style:style>
    <style:style style:name="ce20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21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$25]" style:apply-style-name="otimista" style:base-cell-address="Sheet1.C51"/>
    </style:style>
    <style:style style:name="ce22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25]" style:apply-style-name="otimista" style:base-cell-address="Sheet1.C51"/>
    </style:style>
    <style:style style:name="ce23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4]" style:apply-style-name="otimista" style:base-cell-address="Sheet1.D4"/>
    </style:style>
    <style:style style:name="ce24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5]" style:apply-style-name="otimista" style:base-cell-address="Sheet1.D5"/>
    </style:style>
    <style:style style:name="ce25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6]" style:apply-style-name="otimista" style:base-cell-address="Sheet1.D6"/>
    </style:style>
    <style:style style:name="ce26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7]" style:apply-style-name="otimista" style:base-cell-address="Sheet1.D7"/>
    </style:style>
    <style:style style:name="ce27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8]" style:apply-style-name="otimista" style:base-cell-address="Sheet1.D8"/>
    </style:style>
    <style:style style:name="ce28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9]" style:apply-style-name="otimista" style:base-cell-address="Sheet1.D9"/>
    </style:style>
    <style:style style:name="ce29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0]" style:apply-style-name="otimista" style:base-cell-address="Sheet1.D10"/>
    </style:style>
    <style:style style:name="ce30" style:family="table-cell" style:parent-style-name="Default" style:data-style-name="N5000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1]" style:apply-style-name="otimista" style:base-cell-address="Sheet1.D11"/>
    </style:style>
    <style:style style:name="ce31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Q$12]" style:apply-style-name="otimista" style:base-cell-address="Sheet1.D12"/>
    </style:style>
    <style:style style:name="ce32" style:family="table-cell" style:parent-style-name="Default" style:data-style-name="N500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$sheet1.$sheet1.$q17" style:apply-style-name="otimista" style:base-cell-address="Sheet1.D43"/>
    </style:style>
    <style:style style:name="ce33" style:family="table-cell" style:parent-style-name="Default" style:data-style-name="N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34" style:family="table-cell" style:parent-style-name="Default" style:data-style-name="N128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26]" style:apply-style-name="otimista" style:base-cell-address="Sheet1.D51"/>
    </style:style>
    <style:style style:name="ce35" style:family="table-cell" style:parent-style-name="Default" style:data-style-name="N128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6]" style:apply-style-name="otimista" style:base-cell-address="Sheet1.D51"/>
    </style:style>
    <style:style style:name="ce36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4]" style:apply-style-name="otimista" style:base-cell-address="Sheet1.E4"/>
    </style:style>
    <style:style style:name="ce37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5]" style:apply-style-name="otimista" style:base-cell-address="Sheet1.E5"/>
    </style:style>
    <style:style style:name="ce38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6]" style:apply-style-name="otimista" style:base-cell-address="Sheet1.E6"/>
    </style:style>
    <style:style style:name="ce3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7]" style:apply-style-name="otimista" style:base-cell-address="Sheet1.E7"/>
    </style:style>
    <style:style style:name="ce4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8]" style:apply-style-name="otimista" style:base-cell-address="Sheet1.E8"/>
    </style:style>
    <style:style style:name="ce4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9]" style:apply-style-name="otimista" style:base-cell-address="Sheet1.E9"/>
    </style:style>
    <style:style style:name="ce42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0]" style:apply-style-name="otimista" style:base-cell-address="Sheet1.E10"/>
    </style:style>
    <style:style style:name="ce43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1]" style:apply-style-name="otimista" style:base-cell-address="Sheet1.E11"/>
    </style:style>
    <style:style style:name="ce44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R$12]" style:apply-style-name="otimista" style:base-cell-address="Sheet1.E12"/>
    </style:style>
    <style:style style:name="ce45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17]" style:apply-style-name="otimista" style:base-cell-address="Sheet1.E43"/>
    </style:style>
    <style:style style:name="ce46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27]" style:apply-style-name="otimista" style:base-cell-address="Sheet1.E51"/>
    </style:style>
    <style:style style:name="ce47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7]" style:apply-style-name="otimista" style:base-cell-address="Sheet1.E51"/>
    </style:style>
    <style:style style:name="ce48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4]" style:apply-style-name="otimista" style:base-cell-address="Sheet1.F4"/>
    </style:style>
    <style:style style:name="ce49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5]" style:apply-style-name="otimista" style:base-cell-address="Sheet1.F5"/>
    </style:style>
    <style:style style:name="ce50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6]" style:apply-style-name="otimista" style:base-cell-address="Sheet1.F6"/>
    </style:style>
    <style:style style:name="ce51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7]" style:apply-style-name="otimista" style:base-cell-address="Sheet1.F7"/>
    </style:style>
    <style:style style:name="ce52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8]" style:apply-style-name="otimista" style:base-cell-address="Sheet1.F8"/>
    </style:style>
    <style:style style:name="ce53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9]" style:apply-style-name="otimista" style:base-cell-address="Sheet1.F9"/>
    </style:style>
    <style:style style:name="ce54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0]" style:apply-style-name="otimista" style:base-cell-address="Sheet1.F10"/>
    </style:style>
    <style:style style:name="ce55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1]" style:apply-style-name="otimista" style:base-cell-address="Sheet1.F11"/>
    </style:style>
    <style:style style:name="ce56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12]" style:apply-style-name="otimista" style:base-cell-address="Sheet1.F12"/>
    </style:style>
    <style:style style:name="ce57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12]" style:apply-style-name="otimista" style:base-cell-address="Sheet1.F12"/>
    </style:style>
    <style:style style:name="ce58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17]" style:apply-style-name="otimista" style:base-cell-address="Sheet1.F43"/>
    </style:style>
    <style:style style:name="ce59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4]" style:apply-style-name="otimista" style:base-cell-address="Sheet1.F50"/>
    </style:style>
    <style:style style:name="ce60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25]" style:apply-style-name="otimista" style:base-cell-address="Sheet1.F51"/>
    </style:style>
    <style:style style:name="ce61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5]" style:apply-style-name="otimista" style:base-cell-address="Sheet1.F51"/>
    </style:style>
    <style:style style:name="ce62" style:family="table-cell" style:parent-style-name="Default" style:data-style-name="N135"/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/>
    <style:style style:name="T1" style:family="text">
      <style:text-properties style:font-name="TeXGyrePagella" fo:font-style="italic" style:font-style-asian="italic" style:font-style-complex="italic"/>
    </style:style>
    <style:style style:name="T2" style:family="text">
      <style:text-properties style:text-position="sub 58%" style:font-name="TeXGyrePagella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9"/>
        <table:table-column table:style-name="co4" table:default-cell-style-name="ce32"/>
        <table:table-column table:style-name="co5" table:default-cell-style-name="ce45"/>
        <table:table-column table:style-name="co6" table:default-cell-style-name="ce58"/>
        <table:table-column table:style-name="co1" table:number-columns-repeated="13" table:default-cell-style-name="Default"/>
        <table:table-row table:style-name="ro2">
          <table:table-cell/>
          <table:table-cell table:style-name="Default" table:number-columns-repeated="5"/>
          <table:table-cell table:number-columns-repeated="13"/>
        </table:table-row>
        <table:table-row table:style-name="ro3">
          <table:table-cell/>
          <table:table-cell table:style-name="ce1" office:value-type="string" table:number-columns-spanned="5" table:number-rows-spanned="1">
            <text:p><text:span text:style-name="T1">C</text:span><text:span text:style-name="T2">eff</text:span> + Elmore (<text:span text:style-name="T1">C</text:span><text:span text:style-name="T2">eff</text:span>) + Slew Degradation</text:p>
          </table:table-cell>
          <table:covered-table-cell table:number-columns-repeated="4" table:style-name="ce8"/>
          <table:table-cell table:number-columns-repeated="8"/>
          <table:table-cell table:style-name="ce63" office:value-type="string" table:number-columns-spanned="5" table:number-rows-spanned="1">
            <text:p>PrimeTime</text:p>
          </table:table-cell>
          <table:covered-table-cell table:number-columns-repeated="4"/>
        </table:table-row>
        <table:table-row table:style-name="ro4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8"/>
          <table:table-cell table:style-name="ce63" office:value-type="string">
            <text:p>BENCHMARK</text:p>
          </table:table-cell>
          <table:table-cell table:style-name="ce63" office:value-type="string">
            <text:p>TNS </text:p>
          </table:table-cell>
          <table:table-cell table:style-name="ce63" office:value-type="string">
            <text:p>Viol. POs</text:p>
          </table:table-cell>
          <table:table-cell table:style-name="ce63" office:value-type="string">
            <text:p>Critical Path</text:p>
          </table:table-cell>
          <table:table-cell table:style-name="ce63" office:value-type="string">
            <text:p>Runtime (s)</text:p>
          </table:table-cell>
        </table:table-row>
        <table:table-row table:style-name="ro5">
          <table:table-cell/>
          <table:table-cell table:style-name="ce3" office:value-type="string">
            <text:p>usb_phy</text:p>
          </table:table-cell>
          <table:table-cell table:style-name="ce9" office:value-type="float" office:value="49100">
            <text:p>4,91E+04</text:p>
          </table:table-cell>
          <table:table-cell table:style-name="ce23" office:value-type="float" office:value="59">
            <text:p>59</text:p>
          </table:table-cell>
          <table:table-cell table:style-name="ce36" office:value-type="float" office:value="1188.87">
            <text:p>1,19E+03</text:p>
          </table:table-cell>
          <table:table-cell table:style-name="ce48" office:value-type="float" office:value="0.01">
            <text:p>0,01</text:p>
          </table:table-cell>
          <table:table-cell table:formula="of:=ABS((([.P4]-[.C4])/[.P4])*100)" office:value-type="float" office:value="1.23711340206186">
            <text:p>1,2371134021</text:p>
          </table:table-cell>
          <table:table-cell table:formula="of:=ABS((([.Q4]-[.D4])/[.Q4])*100)" office:value-type="float" office:value="3.50877192982456">
            <text:p>3,5087719298</text:p>
          </table:table-cell>
          <table:table-cell table:formula="of:=ABS((([.R4]-[.E4])/[.R4])*100)" office:value-type="float" office:value="0.66127038423111">
            <text:p>0,6612703842</text:p>
          </table:table-cell>
          <table:table-cell table:formula="of:=ABS((([.S4]-[.F4])/[.S4])*100)" office:value-type="float" office:value="95.8333333333333">
            <text:p>95,8333333333</text:p>
          </table:table-cell>
          <table:table-cell table:number-columns-repeated="4"/>
          <table:table-cell table:style-name="ce63" office:value-type="string">
            <text:p>usb_phy</text:p>
          </table:table-cell>
          <table:table-cell table:style-name="ce66" office:value-type="float" office:value="48500">
            <text:p>48500,00</text:p>
          </table:table-cell>
          <table:table-cell table:style-name="ce66" office:value-type="float" office:value="57">
            <text:p>57,00</text:p>
          </table:table-cell>
          <table:table-cell table:style-name="ce66" office:value-type="float" office:value="1181.06">
            <text:p>1181,06</text:p>
          </table:table-cell>
          <table:table-cell table:style-name="ce66" office:value-type="float" office:value="0.24">
            <text:p>0,24</text:p>
          </table:table-cell>
        </table:table-row>
        <table:table-row table:style-name="ro5">
          <table:table-cell/>
          <table:table-cell office:value-type="string">
            <text:p>pci_bridge32</text:p>
          </table:table-cell>
          <table:table-cell table:style-name="ce10" office:value-type="float" office:value="9800000">
            <text:p>9,80E+06</text:p>
          </table:table-cell>
          <table:table-cell table:style-name="ce24" office:value-type="float" office:value="3002">
            <text:p>3002</text:p>
          </table:table-cell>
          <table:table-cell table:style-name="ce37" office:value-type="float" office:value="6286.07">
            <text:p>6,29E+03</text:p>
          </table:table-cell>
          <table:table-cell table:style-name="ce49" office:value-type="float" office:value="0.31">
            <text:p>0,31</text:p>
          </table:table-cell>
          <table:table-cell table:formula="of:=ABS((([.P5]-[.C5])/[.P5])*100)" office:value-type="float" office:value="1.70511534603811">
            <text:p>1,705115346</text:p>
          </table:table-cell>
          <table:table-cell table:formula="of:=ABS((([.Q5]-[.D5])/[.Q5])*100)" office:value-type="float" office:value="1.0547132498352">
            <text:p>1,0547132498</text:p>
          </table:table-cell>
          <table:table-cell table:formula="of:=ABS((([.R5]-[.E5])/[.R5])*100)" office:value-type="float" office:value="0.592410046327034">
            <text:p>0,5924100463</text:p>
          </table:table-cell>
          <table:table-cell table:formula="of:=ABS((([.S5]-[.F5])/[.S5])*100)" office:value-type="float" office:value="88.5608856088561">
            <text:p>88,5608856089</text:p>
          </table:table-cell>
          <table:table-cell table:number-columns-repeated="4"/>
          <table:table-cell table:style-name="ce63" office:value-type="string">
            <text:p>pci_bridge32</text:p>
          </table:table-cell>
          <table:table-cell table:style-name="ce66" office:value-type="float" office:value="9970000">
            <text:p>9970000,00</text:p>
          </table:table-cell>
          <table:table-cell table:style-name="ce66" office:value-type="float" office:value="3034">
            <text:p>3034,00</text:p>
          </table:table-cell>
          <table:table-cell table:style-name="ce66" office:value-type="float" office:value="6249.05">
            <text:p>6249,05</text:p>
          </table:table-cell>
          <table:table-cell table:style-name="ce66" office:value-type="float" office:value="2.71">
            <text:p>2,71</text:p>
          </table:table-cell>
        </table:table-row>
        <table:table-row table:style-name="ro5">
          <table:table-cell/>
          <table:table-cell office:value-type="string">
            <text:p>fft</text:p>
          </table:table-cell>
          <table:table-cell table:style-name="ce11" office:value-type="float" office:value="23400000">
            <text:p>2,34E+07</text:p>
          </table:table-cell>
          <table:table-cell table:style-name="ce25" office:value-type="float" office:value="1983">
            <text:p>1983</text:p>
          </table:table-cell>
          <table:table-cell table:style-name="ce38" office:value-type="float" office:value="12155.4">
            <text:p>1,22E+04</text:p>
          </table:table-cell>
          <table:table-cell table:style-name="ce50" office:value-type="float" office:value="0.45">
            <text:p>0,45</text:p>
          </table:table-cell>
          <table:table-cell table:formula="of:=ABS((([.P6]-[.C6])/[.P6])*100)" office:value-type="float" office:value="4.87804878048781">
            <text:p>4,8780487805</text:p>
          </table:table-cell>
          <table:table-cell table:formula="of:=ABS((([.Q6]-[.D6])/[.Q6])*100)" office:value-type="float" office:value="0">
            <text:p>0</text:p>
          </table:table-cell>
          <table:table-cell table:formula="of:=ABS((([.R6]-[.E6])/[.R6])*100)" office:value-type="float" office:value="8.44741567346742">
            <text:p>8,4474156735</text:p>
          </table:table-cell>
          <table:table-cell table:formula="of:=ABS((([.S6]-[.F6])/[.S6])*100)" office:value-type="float" office:value="87.6712328767123">
            <text:p>87,6712328767</text:p>
          </table:table-cell>
          <table:table-cell table:number-columns-repeated="4"/>
          <table:table-cell table:style-name="ce63" office:value-type="string">
            <text:p>fft</text:p>
          </table:table-cell>
          <table:table-cell table:style-name="ce66" office:value-type="float" office:value="24600000">
            <text:p>24600000,00</text:p>
          </table:table-cell>
          <table:table-cell table:style-name="ce66" office:value-type="float" office:value="1983">
            <text:p>1983,00</text:p>
          </table:table-cell>
          <table:table-cell table:style-name="ce66" office:value-type="float" office:value="13276.96">
            <text:p>13276,96</text:p>
          </table:table-cell>
          <table:table-cell table:style-name="ce66" office:value-type="float" office:value="3.65">
            <text:p>3,65</text:p>
          </table:table-cell>
        </table:table-row>
        <table:table-row table:style-name="ro5">
          <table:table-cell/>
          <table:table-cell office:value-type="string">
            <text:p>cordic</text:p>
          </table:table-cell>
          <table:table-cell table:style-name="ce12" office:value-type="float" office:value="12700000">
            <text:p>1,27E+07</text:p>
          </table:table-cell>
          <table:table-cell table:style-name="ce26" office:value-type="float" office:value="1206">
            <text:p>1206</text:p>
          </table:table-cell>
          <table:table-cell table:style-name="ce39" office:value-type="float" office:value="15450.33">
            <text:p>1,55E+04</text:p>
          </table:table-cell>
          <table:table-cell table:style-name="ce51" office:value-type="float" office:value="0.58">
            <text:p>0,58</text:p>
          </table:table-cell>
          <table:table-cell table:formula="of:=ABS((([.P7]-[.C7])/[.P7])*100)" office:value-type="float" office:value="12.4137931034483">
            <text:p>12,4137931034</text:p>
          </table:table-cell>
          <table:table-cell table:formula="of:=ABS((([.Q7]-[.D7])/[.Q7])*100)" office:value-type="float" office:value="0">
            <text:p>0</text:p>
          </table:table-cell>
          <table:table-cell table:formula="of:=ABS((([.R7]-[.E7])/[.R7])*100)" office:value-type="float" office:value="4.82968264918937">
            <text:p>4,8296826492</text:p>
          </table:table-cell>
          <table:table-cell table:formula="of:=ABS((([.S7]-[.F7])/[.S7])*100)" office:value-type="float" office:value="87.3913043478261">
            <text:p>87,3913043478</text:p>
          </table:table-cell>
          <table:table-cell table:number-columns-repeated="4"/>
          <table:table-cell table:style-name="ce63" office:value-type="string">
            <text:p>cordic</text:p>
          </table:table-cell>
          <table:table-cell table:style-name="ce66" office:value-type="float" office:value="14500000">
            <text:p>14500000,00</text:p>
          </table:table-cell>
          <table:table-cell table:style-name="ce66" office:value-type="float" office:value="1206">
            <text:p>1206,00</text:p>
          </table:table-cell>
          <table:table-cell table:style-name="ce66" office:value-type="float" office:value="16234.4">
            <text:p>16234,40</text:p>
          </table:table-cell>
          <table:table-cell table:style-name="ce66" office:value-type="float" office:value="4.6">
            <text:p>4,60</text:p>
          </table:table-cell>
        </table:table-row>
        <table:table-row table:style-name="ro5">
          <table:table-cell/>
          <table:table-cell office:value-type="string">
            <text:p>des_perf</text:p>
          </table:table-cell>
          <table:table-cell table:style-name="ce13" office:value-type="float" office:value="11200000">
            <text:p>1,12E+07</text:p>
          </table:table-cell>
          <table:table-cell table:style-name="ce27" office:value-type="float" office:value="1648">
            <text:p>1648</text:p>
          </table:table-cell>
          <table:table-cell table:style-name="ce40" office:value-type="float" office:value="10828.58">
            <text:p>1,08E+04</text:p>
          </table:table-cell>
          <table:table-cell table:style-name="ce52" office:value-type="float" office:value="1.08">
            <text:p>1,08</text:p>
          </table:table-cell>
          <table:table-cell table:formula="of:=ABS((([.P8]-[.C8])/[.P8])*100)" office:value-type="float" office:value="11.1111111111111">
            <text:p>11,1111111111</text:p>
          </table:table-cell>
          <table:table-cell table:formula="of:=ABS((([.Q8]-[.D8])/[.Q8])*100)" office:value-type="float" office:value="0">
            <text:p>0</text:p>
          </table:table-cell>
          <table:table-cell table:formula="of:=ABS((([.R8]-[.E8])/[.R8])*100)" office:value-type="float" office:value="5.85971867230018">
            <text:p>5,8597186723</text:p>
          </table:table-cell>
          <table:table-cell table:formula="of:=ABS((([.S8]-[.F8])/[.S8])*100)" office:value-type="float" office:value="90.4085257548845">
            <text:p>90,4085257549</text:p>
          </table:table-cell>
          <table:table-cell table:number-columns-repeated="4"/>
          <table:table-cell table:style-name="ce63" office:value-type="string">
            <text:p>des_perf</text:p>
          </table:table-cell>
          <table:table-cell table:style-name="ce66" office:value-type="float" office:value="12600000">
            <text:p>12600000,00</text:p>
          </table:table-cell>
          <table:table-cell table:style-name="ce66" office:value-type="float" office:value="1648">
            <text:p>1648,00</text:p>
          </table:table-cell>
          <table:table-cell table:style-name="ce66" office:value-type="float" office:value="11502.6">
            <text:p>11502,60</text:p>
          </table:table-cell>
          <table:table-cell table:style-name="ce66" office:value-type="float" office:value="11.26">
            <text:p>11,26</text:p>
          </table:table-cell>
        </table:table-row>
        <table:table-row table:style-name="ro5">
          <table:table-cell/>
          <table:table-cell office:value-type="string">
            <text:p>edit_dist</text:p>
          </table:table-cell>
          <table:table-cell table:style-name="ce14" office:value-type="float" office:value="29500000">
            <text:p>2,95E+07</text:p>
          </table:table-cell>
          <table:table-cell table:style-name="ce28" office:value-type="float" office:value="3311">
            <text:p>3311</text:p>
          </table:table-cell>
          <table:table-cell table:style-name="ce41" office:value-type="float" office:value="11065.37">
            <text:p>1,11E+04</text:p>
          </table:table-cell>
          <table:table-cell table:style-name="ce53" office:value-type="float" office:value="1.79">
            <text:p>1,79</text:p>
          </table:table-cell>
          <table:table-cell table:formula="of:=ABS((([.P9]-[.C9])/[.P9])*100)" office:value-type="float" office:value="7.8125">
            <text:p>7,8125</text:p>
          </table:table-cell>
          <table:table-cell table:formula="of:=ABS((([.Q9]-[.D9])/[.Q9])*100)" office:value-type="float" office:value="3.07377049180328">
            <text:p>3,0737704918</text:p>
          </table:table-cell>
          <table:table-cell table:formula="of:=ABS((([.R9]-[.E9])/[.R9])*100)" office:value-type="float" office:value="1.99093900435334">
            <text:p>1,9909390044</text:p>
          </table:table-cell>
          <table:table-cell table:formula="of:=ABS((([.S9]-[.F9])/[.S9])*100)" office:value-type="float" office:value="86.5109269027883">
            <text:p>86,5109269028</text:p>
          </table:table-cell>
          <table:table-cell table:number-columns-repeated="4"/>
          <table:table-cell table:style-name="ce63" office:value-type="string">
            <text:p>edit_dist</text:p>
          </table:table-cell>
          <table:table-cell table:style-name="ce66" office:value-type="float" office:value="32000000">
            <text:p>32000000,00</text:p>
          </table:table-cell>
          <table:table-cell table:style-name="ce66" office:value-type="float" office:value="3416">
            <text:p>3416,00</text:p>
          </table:table-cell>
          <table:table-cell table:style-name="ce66" office:value-type="float" office:value="11290.15">
            <text:p>11290,15</text:p>
          </table:table-cell>
          <table:table-cell table:style-name="ce66" office:value-type="float" office:value="13.27">
            <text:p>13,27</text:p>
          </table:table-cell>
        </table:table-row>
        <table:table-row table:style-name="ro5">
          <table:table-cell/>
          <table:table-cell office:value-type="string">
            <text:p>matrix_mult</text:p>
          </table:table-cell>
          <table:table-cell table:style-name="ce15" office:value-type="float" office:value="13800000">
            <text:p>1,38E+07</text:p>
          </table:table-cell>
          <table:table-cell table:style-name="ce29" office:value-type="float" office:value="2831">
            <text:p>2831</text:p>
          </table:table-cell>
          <table:table-cell table:style-name="ce42" office:value-type="float" office:value="11137.95">
            <text:p>1,11E+04</text:p>
          </table:table-cell>
          <table:table-cell table:style-name="ce54" office:value-type="float" office:value="2.15">
            <text:p>2,15</text:p>
          </table:table-cell>
          <table:table-cell table:formula="of:=ABS((([.P10]-[.C10])/[.P10])*100)" office:value-type="float" office:value="14.8148148148148">
            <text:p>14,8148148148</text:p>
          </table:table-cell>
          <table:table-cell table:formula="of:=ABS((([.Q10]-[.D10])/[.Q10])*100)" office:value-type="float" office:value="0.73632538569425">
            <text:p>0,7363253857</text:p>
          </table:table-cell>
          <table:table-cell table:formula="of:=ABS((([.R10]-[.E10])/[.R10])*100)" office:value-type="float" office:value="10.058940809667">
            <text:p>10,0589408097</text:p>
          </table:table-cell>
          <table:table-cell table:formula="of:=ABS((([.S10]-[.F10])/[.S10])*100)" office:value-type="float" office:value="88.6722866174921">
            <text:p>88,6722866175</text:p>
          </table:table-cell>
          <table:table-cell table:number-columns-repeated="4"/>
          <table:table-cell table:style-name="ce63" office:value-type="string">
            <text:p>matrix_mult</text:p>
          </table:table-cell>
          <table:table-cell table:style-name="ce66" office:value-type="float" office:value="16200000">
            <text:p>16200000,00</text:p>
          </table:table-cell>
          <table:table-cell table:style-name="ce66" office:value-type="float" office:value="2852">
            <text:p>2852,00</text:p>
          </table:table-cell>
          <table:table-cell table:style-name="ce66" office:value-type="float" office:value="12383.61">
            <text:p>12383,61</text:p>
          </table:table-cell>
          <table:table-cell table:style-name="ce66" office:value-type="float" office:value="18.98">
            <text:p>18,98</text:p>
          </table:table-cell>
        </table:table-row>
        <table:table-row table:style-name="ro5">
          <table:table-cell/>
          <table:table-cell table:style-name="ce5" office:value-type="string">
            <text:p>netcard</text:p>
          </table:table-cell>
          <table:table-cell table:style-name="ce16" office:value-type="float" office:value="2170000">
            <text:p>2,17E+06</text:p>
          </table:table-cell>
          <table:table-cell table:style-name="ce30" office:value-type="float" office:value="8944">
            <text:p>8944</text:p>
          </table:table-cell>
          <table:table-cell table:style-name="ce43" office:value-type="float" office:value="3002.78">
            <text:p>3,00E+03</text:p>
          </table:table-cell>
          <table:table-cell table:style-name="ce55" office:value-type="float" office:value="12.82">
            <text:p>12,82</text:p>
          </table:table-cell>
          <table:table-cell table:formula="of:=ABS((([.P11]-[.C11])/[.P11])*100)" office:value-type="float" office:value="16.5384615384615">
            <text:p>16,5384615385</text:p>
          </table:table-cell>
          <table:table-cell table:formula="of:=ABS((([.Q11]-[.D11])/[.Q11])*100)" office:value-type="float" office:value="24.9979035639413">
            <text:p>24,9979035639</text:p>
          </table:table-cell>
          <table:table-cell table:formula="of:=ABS((([.R11]-[.E11])/[.R11])*100)" office:value-type="float" office:value="3.37395378471697">
            <text:p>3,3739537847</text:p>
          </table:table-cell>
          <table:table-cell table:formula="of:=ABS((([.S11]-[.F11])/[.S11])*100)" office:value-type="float" office:value="95.2862448064125">
            <text:p>95,2862448064</text:p>
          </table:table-cell>
          <table:table-cell table:number-columns-repeated="4"/>
          <table:table-cell table:style-name="ce63" office:value-type="string">
            <text:p>netcard</text:p>
          </table:table-cell>
          <table:table-cell table:style-name="ce66" office:value-type="float" office:value="2600000">
            <text:p>2600000,00</text:p>
          </table:table-cell>
          <table:table-cell table:style-name="ce66" office:value-type="float" office:value="11925">
            <text:p>11925,00</text:p>
          </table:table-cell>
          <table:table-cell table:style-name="ce66" office:value-type="float" office:value="3107.63">
            <text:p>3107,63</text:p>
          </table:table-cell>
          <table:table-cell table:style-name="ce66" office:value-type="float" office:value="271.97">
            <text:p>271,97</text:p>
          </table:table-cell>
        </table:table-row>
        <table:table-row table:style-name="ro5">
          <table:table-cell/>
          <table:table-cell table:style-name="ce6" office:value-type="string">
            <text:p>Média</text:p>
          </table:table-cell>
          <table:table-cell table:style-name="ce17" table:formula="of:=AVERAGE([.C4:.C11])" office:value-type="float" office:value="12827387.5">
            <text:p>1,28E+07</text:p>
          </table:table-cell>
          <table:table-cell table:style-name="ce31" table:formula="of:=AVERAGE([.D4:.D11])" office:value-type="float" office:value="2873">
            <text:p>2873,00</text:p>
          </table:table-cell>
          <table:table-cell table:style-name="ce44" table:formula="of:=AVERAGE([.E4:.E11])" office:value-type="float" office:value="8889.41875">
            <text:p>8,89E+03</text:p>
          </table:table-cell>
          <table:table-cell table:style-name="ce56" table:formula="of:=AVERAGE([.F4:.F11])" office:value-type="float" office:value="2.39875">
            <text:p>2,40</text:p>
          </table:table-cell>
          <table:table-cell table:number-columns-repeated="8"/>
          <table:table-cell table:style-name="ce63" office:value-type="string">
            <text:p>Média</text:p>
          </table:table-cell>
          <table:table-cell table:style-name="ce66" table:formula="of:=AVERAGE([.P4:.P11])" office:value-type="float" office:value="14064812.5">
            <text:p>14064812,50</text:p>
          </table:table-cell>
          <table:table-cell table:style-name="ce66" table:formula="of:=AVERAGE([.Q4:.Q11])" office:value-type="float" office:value="3265.125">
            <text:p>3265,13</text:p>
          </table:table-cell>
          <table:table-cell table:style-name="ce66" table:formula="of:=AVERAGE([.R4:.R11])" office:value-type="float" office:value="9403.1825">
            <text:p>9403,18</text:p>
          </table:table-cell>
          <table:table-cell table:style-name="ce66" table:formula="of:=AVERAGE([.S4:.S11])" office:value-type="float" office:value="40.835">
            <text:p>40,84</text:p>
          </table:table-cell>
        </table:table-row>
        <table:table-row table:style-name="ro5">
          <table:table-cell/>
          <table:table-cell table:style-name="ce7" office:value-type="string">
            <text:p>EMPA</text:p>
          </table:table-cell>
          <table:table-cell table:style-name="ce18" table:formula="of:=AVERAGE([.G4:.G11])" office:value-type="float" office:value="8.81386976205294">
            <text:p>8,81</text:p>
          </table:table-cell>
          <table:table-cell table:style-name="ce18" table:formula="of:=AVERAGE([.H4:.H11])" office:value-type="float" office:value="4.17143557763732">
            <text:p>4,17</text:p>
          </table:table-cell>
          <table:table-cell table:style-name="ce18" table:formula="of:=AVERAGE([.I4:.I11])" office:value-type="float" office:value="4.47679137803155">
            <text:p>4,48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5"/>
          <table:table-cell table:number-columns-repeated="13"/>
        </table:table-row>
        <table:table-row table:style-name="ro3">
          <table:table-cell/>
          <table:table-cell table:style-name="ce1" office:value-type="string" table:number-columns-spanned="5" table:number-rows-spanned="1">
            <text:p><text:span text:style-name="T1">C</text:span><text:span text:style-name="T2">total</text:span> + Elmore (<text:span text:style-name="T1">C</text:span><text:span text:style-name="T2">total</text:span>) + Slew Degradation</text:p>
          </table:table-cell>
          <table:covered-table-cell table:number-columns-repeated="4" table:style-name="ce8"/>
          <table:table-cell table:number-columns-repeated="8"/>
          <table:table-cell table:style-name="ce64" office:value-type="string" table:number-columns-spanned="5" table:number-rows-spanned="1">
            <text:p>Primetime Lumped</text:p>
          </table:table-cell>
          <table:covered-table-cell table:number-columns-repeated="4" table:style-name="ce67"/>
        </table:table-row>
        <table:table-row table:style-name="ro4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8"/>
          <table:table-cell table:style-name="ce65"/>
          <table:table-cell table:style-name="ce64" office:value-type="string">
            <text:p>TNS</text:p>
          </table:table-cell>
          <table:table-cell table:style-name="ce64" office:value-type="string">
            <text:p>Viol. POs</text:p>
          </table:table-cell>
          <table:table-cell table:style-name="ce64" office:value-type="string">
            <text:p>Critical Path</text:p>
          </table:table-cell>
          <table:table-cell table:style-name="ce64" office:value-type="string">
            <text:p>Runtime (s)</text:p>
          </table:table-cell>
        </table:table-row>
        <table:table-row table:style-name="ro5">
          <table:table-cell/>
          <table:table-cell table:style-name="ce3" office:value-type="string">
            <text:p>usb_phy</text:p>
          </table:table-cell>
          <table:table-cell table:style-name="ce9" office:value-type="float" office:value="62500">
            <text:p>6,25E+04</text:p>
          </table:table-cell>
          <table:table-cell table:style-name="ce23" office:value-type="float" office:value="61">
            <text:p>61</text:p>
          </table:table-cell>
          <table:table-cell table:style-name="ce36" office:value-type="float" office:value="1344.65">
            <text:p>1,34E+03</text:p>
          </table:table-cell>
          <table:table-cell table:style-name="ce48" office:value-type="float" office:value="0">
            <text:p>0,00</text:p>
          </table:table-cell>
          <table:table-cell table:formula="of:=ABS((([.P4]-[.C17])/[.P4])*100)" office:value-type="float" office:value="28.8659793814433">
            <text:p>28,8659793814</text:p>
          </table:table-cell>
          <table:table-cell table:formula="of:=ABS((([.Q4]-[.D17])/[.Q4])*100)" office:value-type="float" office:value="7.01754385964912">
            <text:p>7,0175438596</text:p>
          </table:table-cell>
          <table:table-cell table:formula="of:=ABS((([.R4]-[.E17])/[.R4])*100)" office:value-type="float" office:value="13.851116793389">
            <text:p>13,8511167934</text:p>
          </table:table-cell>
          <table:table-cell table:formula="of:=ABS((([.S4]-[.F17])/[.S4])*100)" office:value-type="float" office:value="100">
            <text:p>100</text:p>
          </table:table-cell>
          <table:table-cell table:number-columns-repeated="4"/>
          <table:table-cell table:style-name="ce64" office:value-type="string">
            <text:p>usb_phy</text:p>
          </table:table-cell>
          <table:table-cell table:number-columns-repeated="2" table:style-name="ce64" office:value-type="float" office:value="0">
            <text:p>0,00</text:p>
          </table:table-cell>
          <table:table-cell table:style-name="ce64" office:value-type="float" office:value="340.25">
            <text:p>340,25</text:p>
          </table:table-cell>
          <table:table-cell table:style-name="ce64" office:value-type="float" office:value="0.06">
            <text:p>0,06</text:p>
          </table:table-cell>
        </table:table-row>
        <table:table-row table:style-name="ro5">
          <table:table-cell/>
          <table:table-cell office:value-type="string">
            <text:p>pci_bridge32</text:p>
          </table:table-cell>
          <table:table-cell table:style-name="ce10" office:value-type="float" office:value="11600000">
            <text:p>1,16E+07</text:p>
          </table:table-cell>
          <table:table-cell table:style-name="ce24" office:value-type="float" office:value="3070">
            <text:p>3070</text:p>
          </table:table-cell>
          <table:table-cell table:style-name="ce37" office:value-type="float" office:value="6571.76">
            <text:p>6,57E+03</text:p>
          </table:table-cell>
          <table:table-cell table:style-name="ce49" office:value-type="float" office:value="0.09">
            <text:p>0,09</text:p>
          </table:table-cell>
          <table:table-cell table:formula="of:=ABS((([.P5]-[.C18])/[.P5])*100)" office:value-type="float" office:value="16.3490471414243">
            <text:p>16,3490471414</text:p>
          </table:table-cell>
          <table:table-cell table:formula="of:=ABS((([.Q5]-[.D18])/[.Q5])*100)" office:value-type="float" office:value="1.1865524060646">
            <text:p>1,1865524061</text:p>
          </table:table-cell>
          <table:table-cell table:formula="of:=ABS((([.R5]-[.E18])/[.R5])*100)" office:value-type="float" office:value="5.16414495003241">
            <text:p>5,16414495</text:p>
          </table:table-cell>
          <table:table-cell table:formula="of:=ABS((([.S5]-[.F18])/[.S5])*100)" office:value-type="float" office:value="96.6789667896679">
            <text:p>96,6789667897</text:p>
          </table:table-cell>
          <table:table-cell table:number-columns-repeated="4"/>
          <table:table-cell table:style-name="ce64" office:value-type="string">
            <text:p>pci_bridge32 </text:p>
          </table:table-cell>
          <table:table-cell table:style-name="ce64" office:value-type="float" office:value="2080">
            <text:p>2080,00</text:p>
          </table:table-cell>
          <table:table-cell table:style-name="ce64" office:value-type="float" office:value="46">
            <text:p>46,00</text:p>
          </table:table-cell>
          <table:table-cell table:style-name="ce64" office:value-type="float" office:value="1052.57">
            <text:p>1052,57</text:p>
          </table:table-cell>
          <table:table-cell table:style-name="ce64" office:value-type="float" office:value="1.3">
            <text:p>1,30</text:p>
          </table:table-cell>
        </table:table-row>
        <table:table-row table:style-name="ro5">
          <table:table-cell/>
          <table:table-cell office:value-type="string">
            <text:p>fft</text:p>
          </table:table-cell>
          <table:table-cell table:style-name="ce11" office:value-type="float" office:value="27900000">
            <text:p>2,79E+07</text:p>
          </table:table-cell>
          <table:table-cell table:style-name="ce25" office:value-type="float" office:value="1983">
            <text:p>1983</text:p>
          </table:table-cell>
          <table:table-cell table:style-name="ce38" office:value-type="float" office:value="13770.02">
            <text:p>1,38E+04</text:p>
          </table:table-cell>
          <table:table-cell table:style-name="ce50" office:value-type="float" office:value="0.12">
            <text:p>0,12</text:p>
          </table:table-cell>
          <table:table-cell table:formula="of:=ABS((([.P6]-[.C19])/[.P6])*100)" office:value-type="float" office:value="13.4146341463415">
            <text:p>13,4146341463</text:p>
          </table:table-cell>
          <table:table-cell table:formula="of:=ABS((([.Q6]-[.D19])/[.Q6])*100)" office:value-type="float" office:value="0">
            <text:p>0</text:p>
          </table:table-cell>
          <table:table-cell table:formula="of:=ABS((([.R6]-[.E19])/[.R6])*100)" office:value-type="float" office:value="3.71365131777155">
            <text:p>3,7136513178</text:p>
          </table:table-cell>
          <table:table-cell table:formula="of:=ABS((([.S6]-[.F19])/[.S6])*100)" office:value-type="float" office:value="96.7123287671233">
            <text:p>96,7123287671</text:p>
          </table:table-cell>
          <table:table-cell table:number-columns-repeated="4"/>
          <table:table-cell table:style-name="ce64" office:value-type="string">
            <text:p>fft</text:p>
          </table:table-cell>
          <table:table-cell table:number-columns-repeated="2" table:style-name="ce64" office:value-type="float" office:value="0">
            <text:p>0,00</text:p>
          </table:table-cell>
          <table:table-cell table:style-name="ce64" office:value-type="float" office:value="1514.7">
            <text:p>1514,70</text:p>
          </table:table-cell>
          <table:table-cell table:style-name="ce64" office:value-type="float" office:value="1.53">
            <text:p>1,53</text:p>
          </table:table-cell>
        </table:table-row>
        <table:table-row table:style-name="ro5">
          <table:table-cell/>
          <table:table-cell office:value-type="string">
            <text:p>cordic</text:p>
          </table:table-cell>
          <table:table-cell table:style-name="ce12" office:value-type="float" office:value="15400000">
            <text:p>1,54E+07</text:p>
          </table:table-cell>
          <table:table-cell table:style-name="ce26" office:value-type="float" office:value="1207">
            <text:p>1207</text:p>
          </table:table-cell>
          <table:table-cell table:style-name="ce39" office:value-type="float" office:value="17164.21">
            <text:p>1,72E+04</text:p>
          </table:table-cell>
          <table:table-cell table:style-name="ce51" office:value-type="float" office:value="0.14">
            <text:p>0,14</text:p>
          </table:table-cell>
          <table:table-cell table:formula="of:=ABS((([.P7]-[.C20])/[.P7])*100)" office:value-type="float" office:value="6.20689655172414">
            <text:p>6,2068965517</text:p>
          </table:table-cell>
          <table:table-cell table:formula="of:=ABS((([.Q7]-[.D20])/[.Q7])*100)" office:value-type="float" office:value="0.0829187396351575">
            <text:p>0,0829187396</text:p>
          </table:table-cell>
          <table:table-cell table:formula="of:=ABS((([.R7]-[.E20])/[.R7])*100)" office:value-type="float" office:value="5.72740600206968">
            <text:p>5,7274060021</text:p>
          </table:table-cell>
          <table:table-cell table:formula="of:=ABS((([.S7]-[.F20])/[.S7])*100)" office:value-type="float" office:value="96.9565217391304">
            <text:p>96,9565217391</text:p>
          </table:table-cell>
          <table:table-cell table:number-columns-repeated="4"/>
          <table:table-cell table:style-name="ce64" office:value-type="string">
            <text:p>cordic</text:p>
          </table:table-cell>
          <table:table-cell table:style-name="ce64" office:value-type="float" office:value="29800">
            <text:p>29800,00</text:p>
          </table:table-cell>
          <table:table-cell table:style-name="ce64" office:value-type="float" office:value="185">
            <text:p>185,00</text:p>
          </table:table-cell>
          <table:table-cell table:style-name="ce64" office:value-type="float" office:value="3158.05">
            <text:p>3158,05</text:p>
          </table:table-cell>
          <table:table-cell table:style-name="ce64" office:value-type="float" office:value="1.6">
            <text:p>1,60</text:p>
          </table:table-cell>
        </table:table-row>
        <table:table-row table:style-name="ro5">
          <table:table-cell/>
          <table:table-cell office:value-type="string">
            <text:p>des_perf</text:p>
          </table:table-cell>
          <table:table-cell table:style-name="ce13" office:value-type="float" office:value="12500000">
            <text:p>1,25E+07</text:p>
          </table:table-cell>
          <table:table-cell table:style-name="ce27" office:value-type="float" office:value="1648">
            <text:p>1648</text:p>
          </table:table-cell>
          <table:table-cell table:style-name="ce40" office:value-type="float" office:value="11278.92">
            <text:p>1,13E+04</text:p>
          </table:table-cell>
          <table:table-cell table:style-name="ce52" office:value-type="float" office:value="0.35">
            <text:p>0,35</text:p>
          </table:table-cell>
          <table:table-cell table:formula="of:=ABS((([.P8]-[.C21])/[.P8])*100)" office:value-type="float" office:value="0.793650793650794">
            <text:p>0,7936507937</text:p>
          </table:table-cell>
          <table:table-cell table:formula="of:=ABS((([.Q8]-[.D21])/[.Q8])*100)" office:value-type="float" office:value="0">
            <text:p>0</text:p>
          </table:table-cell>
          <table:table-cell table:formula="of:=ABS((([.R8]-[.E21])/[.R8])*100)" office:value-type="float" office:value="1.9446038286996">
            <text:p>1,9446038287</text:p>
          </table:table-cell>
          <table:table-cell table:formula="of:=ABS((([.S8]-[.F21])/[.S8])*100)" office:value-type="float" office:value="96.8916518650089">
            <text:p>96,891651865</text:p>
          </table:table-cell>
          <table:table-cell table:number-columns-repeated="4"/>
          <table:table-cell table:style-name="ce64" office:value-type="string">
            <text:p>des_perf</text:p>
          </table:table-cell>
          <table:table-cell table:number-columns-repeated="2" table:style-name="ce64" office:value-type="float" office:value="0">
            <text:p>0,00</text:p>
          </table:table-cell>
          <table:table-cell table:style-name="ce64" office:value-type="float" office:value="924.4">
            <text:p>924,40</text:p>
          </table:table-cell>
          <table:table-cell table:style-name="ce64" office:value-type="float" office:value="4.67">
            <text:p>4,67</text:p>
          </table:table-cell>
        </table:table-row>
        <table:table-row table:style-name="ro5">
          <table:table-cell/>
          <table:table-cell office:value-type="string">
            <text:p>edit_dist</text:p>
          </table:table-cell>
          <table:table-cell table:style-name="ce14" office:value-type="float" office:value="35000000">
            <text:p>3,50E+07</text:p>
          </table:table-cell>
          <table:table-cell table:style-name="ce28" office:value-type="float" office:value="3508">
            <text:p>3508</text:p>
          </table:table-cell>
          <table:table-cell table:style-name="ce41" office:value-type="float" office:value="12350.9">
            <text:p>1,24E+04</text:p>
          </table:table-cell>
          <table:table-cell table:style-name="ce53" office:value-type="float" office:value="0.44">
            <text:p>0,44</text:p>
          </table:table-cell>
          <table:table-cell table:formula="of:=ABS((([.P9]-[.C22])/[.P9])*100)" office:value-type="float" office:value="9.375">
            <text:p>9,375</text:p>
          </table:table-cell>
          <table:table-cell table:formula="of:=ABS((([.Q9]-[.D22])/[.Q9])*100)" office:value-type="float" office:value="2.69320843091335">
            <text:p>2,6932084309</text:p>
          </table:table-cell>
          <table:table-cell table:formula="of:=ABS((([.R9]-[.E22])/[.R9])*100)" office:value-type="float" office:value="9.39535790047077">
            <text:p>9,3953579005</text:p>
          </table:table-cell>
          <table:table-cell table:formula="of:=ABS((([.S9]-[.F22])/[.S9])*100)" office:value-type="float" office:value="96.6842501883949">
            <text:p>96,6842501884</text:p>
          </table:table-cell>
          <table:table-cell table:number-columns-repeated="4"/>
          <table:table-cell table:style-name="ce64" office:value-type="string">
            <text:p>edit_dist</text:p>
          </table:table-cell>
          <table:table-cell table:number-columns-repeated="2" table:style-name="ce64" office:value-type="float" office:value="0">
            <text:p>0,00</text:p>
          </table:table-cell>
          <table:table-cell table:style-name="ce64" office:value-type="float" office:value="2924.1">
            <text:p>2924,10</text:p>
          </table:table-cell>
          <table:table-cell table:style-name="ce64" office:value-type="float" office:value="5.31">
            <text:p>5,31</text:p>
          </table:table-cell>
        </table:table-row>
        <table:table-row table:style-name="ro5">
          <table:table-cell/>
          <table:table-cell office:value-type="string">
            <text:p>matrix_mult</text:p>
          </table:table-cell>
          <table:table-cell table:style-name="ce15" office:value-type="float" office:value="16200000">
            <text:p>1,62E+07</text:p>
          </table:table-cell>
          <table:table-cell table:style-name="ce29" office:value-type="float" office:value="2851">
            <text:p>2851</text:p>
          </table:table-cell>
          <table:table-cell table:style-name="ce42" office:value-type="float" office:value="11946.4">
            <text:p>1,19E+04</text:p>
          </table:table-cell>
          <table:table-cell table:style-name="ce54" office:value-type="float" office:value="0.56">
            <text:p>0,56</text:p>
          </table:table-cell>
          <table:table-cell table:formula="of:=ABS((([.P10]-[.C23])/[.P10])*100)" office:value-type="float" office:value="0">
            <text:p>0</text:p>
          </table:table-cell>
          <table:table-cell table:formula="of:=ABS((([.Q10]-[.D23])/[.Q10])*100)" office:value-type="float" office:value="0.0350631136044881">
            <text:p>0,0350631136</text:p>
          </table:table-cell>
          <table:table-cell table:formula="of:=ABS((([.R10]-[.E23])/[.R10])*100)" office:value-type="float" office:value="3.53055369153261">
            <text:p>3,5305536915</text:p>
          </table:table-cell>
          <table:table-cell table:formula="of:=ABS((([.S10]-[.F23])/[.S10])*100)" office:value-type="float" office:value="97.0495258166491">
            <text:p>97,0495258166</text:p>
          </table:table-cell>
          <table:table-cell table:number-columns-repeated="4"/>
          <table:table-cell table:style-name="ce64" office:value-type="string">
            <text:p>matrix_mult</text:p>
          </table:table-cell>
          <table:table-cell table:number-columns-repeated="2" table:style-name="ce64" office:value-type="float" office:value="0">
            <text:p>0,00</text:p>
          </table:table-cell>
          <table:table-cell table:style-name="ce64" office:value-type="float" office:value="2039.85">
            <text:p>2039,85</text:p>
          </table:table-cell>
          <table:table-cell table:style-name="ce64" office:value-type="float" office:value="6.55">
            <text:p>6,55</text:p>
          </table:table-cell>
        </table:table-row>
        <table:table-row table:style-name="ro5">
          <table:table-cell/>
          <table:table-cell table:style-name="ce5" office:value-type="string">
            <text:p>netcard</text:p>
          </table:table-cell>
          <table:table-cell table:style-name="ce16" office:value-type="float" office:value="10700000">
            <text:p>1,07E+07</text:p>
          </table:table-cell>
          <table:table-cell table:style-name="ce30" office:value-type="float" office:value="36934">
            <text:p>36934</text:p>
          </table:table-cell>
          <table:table-cell table:style-name="ce43" office:value-type="float" office:value="3371.06">
            <text:p>3,37E+03</text:p>
          </table:table-cell>
          <table:table-cell table:style-name="ce55" office:value-type="float" office:value="6.55">
            <text:p>6,55</text:p>
          </table:table-cell>
          <table:table-cell table:formula="of:=ABS((([.P11]-[.C24])/[.P11])*100)" office:value-type="float" office:value="311.538461538462">
            <text:p>311,5384615385</text:p>
          </table:table-cell>
          <table:table-cell table:formula="of:=ABS((([.Q11]-[.D24])/[.Q11])*100)" office:value-type="float" office:value="209.719077568134">
            <text:p>209,7190775681</text:p>
          </table:table-cell>
          <table:table-cell table:formula="of:=ABS((([.R11]-[.E24])/[.R11])*100)" office:value-type="float" office:value="8.47687787799705">
            <text:p>8,476877878</text:p>
          </table:table-cell>
          <table:table-cell table:formula="of:=ABS((([.S11]-[.F24])/[.S11])*100)" office:value-type="float" office:value="97.5916461374416">
            <text:p>97,5916461374</text:p>
          </table:table-cell>
          <table:table-cell table:number-columns-repeated="4"/>
          <table:table-cell table:style-name="ce64" office:value-type="string">
            <text:p>netcard</text:p>
          </table:table-cell>
          <table:table-cell table:style-name="ce64" office:value-type="float" office:value="2600000">
            <text:p>2600000,00</text:p>
          </table:table-cell>
          <table:table-cell table:style-name="ce64" office:value-type="float" office:value="11925">
            <text:p>11925,00</text:p>
          </table:table-cell>
          <table:table-cell table:style-name="ce64" office:value-type="float" office:value="3107.63">
            <text:p>3107,63</text:p>
          </table:table-cell>
          <table:table-cell table:style-name="ce64" office:value-type="float" office:value="153.82">
            <text:p>153,82</text:p>
          </table:table-cell>
        </table:table-row>
        <table:table-row table:style-name="ro5">
          <table:table-cell/>
          <table:table-cell table:style-name="ce6" office:value-type="string">
            <text:p>Média</text:p>
          </table:table-cell>
          <table:table-cell table:style-name="ce17" table:formula="of:=AVERAGE([.C17:.C24])" office:value-type="float" office:value="16170312.5">
            <text:p>1,62E+07</text:p>
          </table:table-cell>
          <table:table-cell table:style-name="ce31" table:formula="of:=AVERAGE([.D17:.D24])" office:value-type="float" office:value="6407.75">
            <text:p>6407,75</text:p>
          </table:table-cell>
          <table:table-cell table:style-name="ce44" table:formula="of:=AVERAGE([.E17:.E24])" office:value-type="float" office:value="9724.74">
            <text:p>9,72E+03</text:p>
          </table:table-cell>
          <table:table-cell table:style-name="ce56" table:formula="of:=AVERAGE([.F17:.F24])" office:value-type="float" office:value="1.03125">
            <text:p>1,03</text:p>
          </table:table-cell>
          <table:table-cell table:number-columns-repeated="8"/>
          <table:table-cell table:style-name="ce64" office:value-type="string">
            <text:p>Média</text:p>
          </table:table-cell>
          <table:table-cell table:style-name="ce64" table:formula="of:=AVERAGE([.P17:.P24])" office:value-type="float" office:value="328985">
            <text:p>328985,00</text:p>
          </table:table-cell>
          <table:table-cell table:style-name="ce64" table:formula="of:=AVERAGE([.Q17:.Q24])" office:value-type="float" office:value="1519.5">
            <text:p>1519,50</text:p>
          </table:table-cell>
          <table:table-cell table:style-name="ce64" table:formula="of:=AVERAGE([.R17:.R24])" office:value-type="float" office:value="1882.69375">
            <text:p>1882,69</text:p>
          </table:table-cell>
          <table:table-cell table:style-name="ce64" table:formula="of:=AVERAGE([.S17:.S24])" office:value-type="float" office:value="21.855">
            <text:p>21,86</text:p>
          </table:table-cell>
        </table:table-row>
        <table:table-row table:style-name="ro5">
          <table:table-cell/>
          <table:table-cell table:style-name="ce7" office:value-type="string">
            <text:p>EMPA</text:p>
          </table:table-cell>
          <table:table-cell table:style-name="ce18" table:formula="of:=AVERAGE([.G17:.G24])" office:value-type="float" office:value="48.3179586941307">
            <text:p>48,32</text:p>
          </table:table-cell>
          <table:table-cell table:style-name="ce18" table:formula="of:=AVERAGE([.H17:.H24])" office:value-type="float" office:value="27.5917955147501">
            <text:p>27,59</text:p>
          </table:table-cell>
          <table:table-cell table:style-name="ce18" table:formula="of:=AVERAGE([.I17:.I24])" office:value-type="float" office:value="6.47546404524533">
            <text:p>6,48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6">
          <table:table-cell/>
          <table:table-cell table:style-name="Default" table:number-columns-repeated="5"/>
          <table:table-cell table:number-columns-repeated="13"/>
        </table:table-row>
        <table:table-row table:style-name="ro3">
          <table:table-cell/>
          <table:table-cell table:style-name="ce1" office:value-type="string" table:number-columns-spanned="5" table:number-rows-spanned="1">
            <text:p><text:span text:style-name="T1">C</text:span><text:span text:style-name="T2">eff </text:span>+ Elmore (<text:span text:style-name="T1">C</text:span><text:span text:style-name="T2">eff</text:span>) + No Slew Degradation</text:p>
          </table:table-cell>
          <table:covered-table-cell table:number-columns-repeated="4" table:style-name="ce8"/>
          <table:table-cell table:number-columns-repeated="13"/>
        </table:table-row>
        <table:table-row table:style-name="ro4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13"/>
        </table:table-row>
        <table:table-row table:style-name="ro5">
          <table:table-cell/>
          <table:table-cell table:style-name="ce3" office:value-type="string">
            <text:p>usb_phy</text:p>
          </table:table-cell>
          <table:table-cell table:style-name="ce9" office:value-type="float" office:value="31400">
            <text:p>3,14E+04</text:p>
          </table:table-cell>
          <table:table-cell table:style-name="ce23" office:value-type="float" office:value="57">
            <text:p>57</text:p>
          </table:table-cell>
          <table:table-cell table:style-name="ce36" office:value-type="float" office:value="950.51">
            <text:p>9,51E+02</text:p>
          </table:table-cell>
          <table:table-cell table:style-name="ce48" office:value-type="float" office:value="0">
            <text:p>0,00</text:p>
          </table:table-cell>
          <table:table-cell table:formula="of:=ABS((([.P4]-[.C30])/[.P4])*100)" office:value-type="float" office:value="35.2577319587629">
            <text:p>35,2577319588</text:p>
          </table:table-cell>
          <table:table-cell table:formula="of:=ABS((([.Q4]-[.D30])/[.Q4])*100)" office:value-type="float" office:value="0">
            <text:p>0</text:p>
          </table:table-cell>
          <table:table-cell table:formula="of:=ABS((([.R4]-[.E30])/[.R4])*100)" office:value-type="float" office:value="19.5206001388583">
            <text:p>19,5206001389</text:p>
          </table:table-cell>
          <table:table-cell table:formula="of:=ABS((([.S4]-[.F30])/[.S4])*100)" office:value-type="float" office:value="100">
            <text:p>100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pci_bridge32</text:p>
          </table:table-cell>
          <table:table-cell table:style-name="ce10" office:value-type="float" office:value="7460000">
            <text:p>7,46E+06</text:p>
          </table:table-cell>
          <table:table-cell table:style-name="ce24" office:value-type="float" office:value="2847">
            <text:p>2847</text:p>
          </table:table-cell>
          <table:table-cell table:style-name="ce37" office:value-type="float" office:value="5479.65">
            <text:p>5,48E+03</text:p>
          </table:table-cell>
          <table:table-cell table:style-name="ce49" office:value-type="float" office:value="0.29">
            <text:p>0,29</text:p>
          </table:table-cell>
          <table:table-cell table:formula="of:=ABS((([.P5]-[.C31])/[.P5])*100)" office:value-type="float" office:value="25.1755265797392">
            <text:p>25,1755265797</text:p>
          </table:table-cell>
          <table:table-cell table:formula="of:=ABS((([.Q5]-[.D31])/[.Q5])*100)" office:value-type="float" office:value="6.16348055372446">
            <text:p>6,1634805537</text:p>
          </table:table-cell>
          <table:table-cell table:formula="of:=ABS((([.R5]-[.E31])/[.R5])*100)" office:value-type="float" office:value="12.3122714652627">
            <text:p>12,3122714653</text:p>
          </table:table-cell>
          <table:table-cell table:formula="of:=ABS((([.S5]-[.F31])/[.S5])*100)" office:value-type="float" office:value="89.2988929889299">
            <text:p>89,2988929889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fft</text:p>
          </table:table-cell>
          <table:table-cell table:style-name="ce11" office:value-type="float" office:value="18800000">
            <text:p>1,88E+07</text:p>
          </table:table-cell>
          <table:table-cell table:style-name="ce25" office:value-type="float" office:value="1983">
            <text:p>1983</text:p>
          </table:table-cell>
          <table:table-cell table:style-name="ce38" office:value-type="float" office:value="10315.58">
            <text:p>1,03E+04</text:p>
          </table:table-cell>
          <table:table-cell table:style-name="ce50" office:value-type="float" office:value="0.4">
            <text:p>0,40</text:p>
          </table:table-cell>
          <table:table-cell table:formula="of:=ABS((([.P6]-[.C32])/[.P6])*100)" office:value-type="float" office:value="23.5772357723577">
            <text:p>23,5772357724</text:p>
          </table:table-cell>
          <table:table-cell table:formula="of:=ABS((([.Q6]-[.D32])/[.Q6])*100)" office:value-type="float" office:value="0">
            <text:p>0</text:p>
          </table:table-cell>
          <table:table-cell table:formula="of:=ABS((([.R6]-[.E32])/[.R6])*100)" office:value-type="float" office:value="22.3046540774394">
            <text:p>22,3046540774</text:p>
          </table:table-cell>
          <table:table-cell table:formula="of:=ABS((([.S6]-[.F32])/[.S6])*100)" office:value-type="float" office:value="89.041095890411">
            <text:p>89,0410958904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cordic</text:p>
          </table:table-cell>
          <table:table-cell table:style-name="ce12" office:value-type="float" office:value="9320000">
            <text:p>9,32E+06</text:p>
          </table:table-cell>
          <table:table-cell table:style-name="ce26" office:value-type="float" office:value="1204">
            <text:p>1204</text:p>
          </table:table-cell>
          <table:table-cell table:style-name="ce39" office:value-type="float" office:value="12.74068">
            <text:p>1,27E+01</text:p>
          </table:table-cell>
          <table:table-cell table:style-name="ce51" office:value-type="float" office:value="0.48">
            <text:p>0,48</text:p>
          </table:table-cell>
          <table:table-cell table:formula="of:=ABS((([.P7]-[.C33])/[.P7])*100)" office:value-type="float" office:value="35.7241379310345">
            <text:p>35,724137931</text:p>
          </table:table-cell>
          <table:table-cell table:formula="of:=ABS((([.Q7]-[.D33])/[.Q7])*100)" office:value-type="float" office:value="0.165837479270315">
            <text:p>0,1658374793</text:p>
          </table:table-cell>
          <table:table-cell table:formula="of:=ABS((([.R7]-[.E33])/[.R7])*100)" office:value-type="float" office:value="99.9215204750407">
            <text:p>99,921520475</text:p>
          </table:table-cell>
          <table:table-cell table:formula="of:=ABS((([.S7]-[.F33])/[.S7])*100)" office:value-type="float" office:value="89.5652173913043">
            <text:p>89,5652173913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des_perf</text:p>
          </table:table-cell>
          <table:table-cell table:style-name="ce13" office:value-type="float" office:value="8670000">
            <text:p>8,67E+06</text:p>
          </table:table-cell>
          <table:table-cell table:style-name="ce27" office:value-type="float" office:value="1648">
            <text:p>1648</text:p>
          </table:table-cell>
          <table:table-cell table:style-name="ce40" office:value-type="float" office:value="9216.08">
            <text:p>9,22E+03</text:p>
          </table:table-cell>
          <table:table-cell table:style-name="ce52" office:value-type="float" office:value="0.96">
            <text:p>0,96</text:p>
          </table:table-cell>
          <table:table-cell table:formula="of:=ABS((([.P8]-[.C34])/[.P8])*100)" office:value-type="float" office:value="31.1904761904762">
            <text:p>31,1904761905</text:p>
          </table:table-cell>
          <table:table-cell table:formula="of:=ABS((([.Q8]-[.D34])/[.Q8])*100)" office:value-type="float" office:value="0">
            <text:p>0</text:p>
          </table:table-cell>
          <table:table-cell table:formula="of:=ABS((([.R8]-[.E34])/[.R8])*100)" office:value-type="float" office:value="19.8782883869734">
            <text:p>19,878288387</text:p>
          </table:table-cell>
          <table:table-cell table:formula="of:=ABS((([.S8]-[.F34])/[.S8])*100)" office:value-type="float" office:value="91.4742451154529">
            <text:p>91,4742451155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edit_dist</text:p>
          </table:table-cell>
          <table:table-cell table:style-name="ce14" office:value-type="float" office:value="20200000">
            <text:p>2,02E+07</text:p>
          </table:table-cell>
          <table:table-cell table:style-name="ce28" office:value-type="float" office:value="3139">
            <text:p>3139</text:p>
          </table:table-cell>
          <table:table-cell table:style-name="ce41" office:value-type="float" office:value="9114.77">
            <text:p>9,11E+03</text:p>
          </table:table-cell>
          <table:table-cell table:style-name="ce53" office:value-type="float" office:value="1.54">
            <text:p>1,54</text:p>
          </table:table-cell>
          <table:table-cell table:formula="of:=ABS((([.P9]-[.C35])/[.P9])*100)" office:value-type="float" office:value="36.875">
            <text:p>36,875</text:p>
          </table:table-cell>
          <table:table-cell table:formula="of:=ABS((([.Q9]-[.D35])/[.Q9])*100)" office:value-type="float" office:value="8.10889929742389">
            <text:p>8,1088992974</text:p>
          </table:table-cell>
          <table:table-cell table:formula="of:=ABS((([.R9]-[.E35])/[.R9])*100)" office:value-type="float" office:value="19.2679459528881">
            <text:p>19,2679459529</text:p>
          </table:table-cell>
          <table:table-cell table:formula="of:=ABS((([.S9]-[.F35])/[.S9])*100)" office:value-type="float" office:value="88.3948756593821">
            <text:p>88,3948756594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matrix_mult</text:p>
          </table:table-cell>
          <table:table-cell table:style-name="ce15" office:value-type="float" office:value="9070000">
            <text:p>9,07E+06</text:p>
          </table:table-cell>
          <table:table-cell table:style-name="ce29" office:value-type="float" office:value="2639">
            <text:p>2639</text:p>
          </table:table-cell>
          <table:table-cell table:style-name="ce42" office:value-type="float" office:value="9276.36">
            <text:p>9,28E+03</text:p>
          </table:table-cell>
          <table:table-cell table:style-name="ce54" office:value-type="float" office:value="1.89">
            <text:p>1,89</text:p>
          </table:table-cell>
          <table:table-cell table:formula="of:=ABS((([.P10]-[.C36])/[.P10])*100)" office:value-type="float" office:value="44.0123456790123">
            <text:p>44,012345679</text:p>
          </table:table-cell>
          <table:table-cell table:formula="of:=ABS((([.Q10]-[.D36])/[.Q10])*100)" office:value-type="float" office:value="7.46844319775596">
            <text:p>7,4684431978</text:p>
          </table:table-cell>
          <table:table-cell table:formula="of:=ABS((([.R10]-[.E36])/[.R10])*100)" office:value-type="float" office:value="25.0916332151933">
            <text:p>25,0916332152</text:p>
          </table:table-cell>
          <table:table-cell table:formula="of:=ABS((([.S10]-[.F36])/[.S10])*100)" office:value-type="float" office:value="90.0421496311907">
            <text:p>90,0421496312</text:p>
          </table:table-cell>
          <table:table-cell table:number-columns-repeated="9"/>
        </table:table-row>
        <table:table-row table:style-name="ro5">
          <table:table-cell/>
          <table:table-cell table:style-name="ce5" office:value-type="string">
            <text:p>netcard</text:p>
          </table:table-cell>
          <table:table-cell table:style-name="ce16" office:value-type="float" office:value="141000">
            <text:p>1,41E+05</text:p>
          </table:table-cell>
          <table:table-cell table:style-name="ce30" office:value-type="float" office:value="1033">
            <text:p>1033</text:p>
          </table:table-cell>
          <table:table-cell table:style-name="ce43" office:value-type="float" office:value="2630.4">
            <text:p>2,63E+03</text:p>
          </table:table-cell>
          <table:table-cell table:style-name="ce55" office:value-type="float" office:value="12.81">
            <text:p>12,81</text:p>
          </table:table-cell>
          <table:table-cell table:formula="of:=ABS((([.P11]-[.C37])/[.P11])*100)" office:value-type="float" office:value="94.5769230769231">
            <text:p>94,5769230769</text:p>
          </table:table-cell>
          <table:table-cell table:formula="of:=ABS((([.Q11]-[.D37])/[.Q11])*100)" office:value-type="float" office:value="91.3375262054507">
            <text:p>91,3375262055</text:p>
          </table:table-cell>
          <table:table-cell table:formula="of:=ABS((([.R11]-[.E37])/[.R11])*100)" office:value-type="float" office:value="15.3567187856984">
            <text:p>15,3567187857</text:p>
          </table:table-cell>
          <table:table-cell table:formula="of:=ABS((([.S11]-[.F37])/[.S11])*100)" office:value-type="float" office:value="95.2899216825385">
            <text:p>95,2899216825</text:p>
          </table:table-cell>
          <table:table-cell table:number-columns-repeated="9"/>
        </table:table-row>
        <table:table-row table:style-name="ro5">
          <table:table-cell/>
          <table:table-cell table:style-name="ce6" office:value-type="string">
            <text:p>Média</text:p>
          </table:table-cell>
          <table:table-cell table:style-name="ce17" table:formula="of:=AVERAGE([.C30:.C37])" office:value-type="float" office:value="9211550">
            <text:p>9,21E+06</text:p>
          </table:table-cell>
          <table:table-cell table:style-name="ce31" table:formula="of:=AVERAGE([.D30:.D37])" office:value-type="float" office:value="1818.75">
            <text:p>1818,75</text:p>
          </table:table-cell>
          <table:table-cell table:style-name="ce44" table:formula="of:=AVERAGE([.E30:.E37])" office:value-type="float" office:value="5874.511335">
            <text:p>5,87E+03</text:p>
          </table:table-cell>
          <table:table-cell table:style-name="ce57" office:value-type="float" office:value="0.79">
            <text:p>0,79</text:p>
          </table:table-cell>
          <table:table-cell table:number-columns-repeated="13"/>
        </table:table-row>
        <table:table-row table:style-name="ro5">
          <table:table-cell/>
          <table:table-cell table:style-name="ce7" office:value-type="string">
            <text:p>EMPA</text:p>
          </table:table-cell>
          <table:table-cell table:style-name="ce18" table:formula="of:=AVERAGE([.G30:.G37])" office:value-type="float" office:value="40.7986721485382">
            <text:p>40,80</text:p>
          </table:table-cell>
          <table:table-cell table:style-name="ce18" table:formula="of:=AVERAGE([.H30:.H37])" office:value-type="float" office:value="14.1555233417032">
            <text:p>14,16</text:p>
          </table:table-cell>
          <table:table-cell table:style-name="ce18" table:formula="of:=AVERAGE([.I30:.I37])" office:value-type="float" office:value="29.2067040621693">
            <text:p>29,21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6">
          <table:table-cell/>
          <table:table-cell table:style-name="Default" table:number-columns-repeated="5"/>
          <table:table-cell table:number-columns-repeated="13"/>
        </table:table-row>
        <table:table-row table:style-name="ro3">
          <table:table-cell/>
          <table:table-cell table:style-name="ce1" office:value-type="string" table:number-columns-spanned="5" table:number-rows-spanned="1">
            <text:p>Lumped Capacitance Interconnect Model</text:p>
          </table:table-cell>
          <table:covered-table-cell table:number-columns-repeated="4" table:style-name="ce8"/>
          <table:table-cell table:number-columns-repeated="13"/>
        </table:table-row>
        <table:table-row table:style-name="ro4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>
            <text:p>usb_phy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340.25">
            <text:p>3,40E+02</text:p>
          </table:table-cell>
          <table:table-cell office:value-type="float" office:value="0">
            <text:p>0,00</text:p>
          </table:table-cell>
          <table:table-cell table:style-name="ce62" table:formula="of:=IF([.P17]=0; [.C43];ABS((([.P17]-[.C43])/[.P17])*100))" office:value-type="float" office:value="0">
            <text:p>0,000000000</text:p>
          </table:table-cell>
          <table:table-cell table:style-name="ce62" table:formula="of:=IF([.Q17]=0; [.D43];ABS((([.Q17]-[.D43])/[.Q17])*100))" office:value-type="float" office:value="0">
            <text:p>0,000000000</text:p>
          </table:table-cell>
          <table:table-cell table:style-name="ce62" table:formula="of:=IF([.R17]=0; [.E43];ABS((([.R17]-[.E43])/[.R17])*100))" office:value-type="float" office:value="0">
            <text:p>0,000000000</text:p>
          </table:table-cell>
          <table:table-cell table:style-name="ce62" table:formula="of:=IF([.S17]=0; [.F43];ABS((([.S17]-[.F43])/[.S17])*100))" office:value-type="float" office:value="100">
            <text:p>100,000000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ci_bridge32</text:p>
          </table:table-cell>
          <table:table-cell office:value-type="float" office:value="2080">
            <text:p>2,08E+03</text:p>
          </table:table-cell>
          <table:table-cell office:value-type="float" office:value="46">
            <text:p>46</text:p>
          </table:table-cell>
          <table:table-cell office:value-type="float" office:value="1052.57">
            <text:p>1,05E+03</text:p>
          </table:table-cell>
          <table:table-cell office:value-type="float" office:value="0.02">
            <text:p>0,02</text:p>
          </table:table-cell>
          <table:table-cell table:style-name="ce62" table:formula="of:=IF([.P18]=0; [.C44];ABS((([.P18]-[.C44])/[.P18])*100))" office:value-type="float" office:value="0">
            <text:p>0,000000000</text:p>
          </table:table-cell>
          <table:table-cell table:style-name="ce62" table:formula="of:=IF([.Q18]=0; [.D44];ABS((([.Q18]-[.D44])/[.Q18])*100))" office:value-type="float" office:value="0">
            <text:p>0,000000000</text:p>
          </table:table-cell>
          <table:table-cell table:style-name="ce62" table:formula="of:=IF([.R18]=0; [.E44];ABS((([.R18]-[.E44])/[.R18])*100))" office:value-type="float" office:value="0">
            <text:p>0,000000000</text:p>
          </table:table-cell>
          <table:table-cell table:style-name="ce62" table:formula="of:=IF([.S18]=0; [.F44];ABS((([.S18]-[.F44])/[.S18])*100))" office:value-type="float" office:value="98.4615384615385">
            <text:p>98,46153846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ff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1514.7">
            <text:p>1,51E+03</text:p>
          </table:table-cell>
          <table:table-cell office:value-type="float" office:value="0.03">
            <text:p>0,03</text:p>
          </table:table-cell>
          <table:table-cell table:style-name="ce62" table:formula="of:=IF([.P19]=0; [.C45];ABS((([.P19]-[.C45])/[.P19])*100))" office:value-type="float" office:value="0">
            <text:p>0,000000000</text:p>
          </table:table-cell>
          <table:table-cell table:style-name="ce62" table:formula="of:=IF([.Q19]=0; [.D45];ABS((([.Q19]-[.D45])/[.Q19])*100))" office:value-type="float" office:value="0">
            <text:p>0,000000000</text:p>
          </table:table-cell>
          <table:table-cell table:style-name="ce62" table:formula="of:=IF([.R19]=0; [.E45];ABS((([.R19]-[.E45])/[.R19])*100))" office:value-type="float" office:value="0">
            <text:p>0,000000000</text:p>
          </table:table-cell>
          <table:table-cell table:style-name="ce62" table:formula="of:=IF([.S19]=0; [.F45];ABS((([.S19]-[.F45])/[.S19])*100))" office:value-type="float" office:value="98.0392156862745">
            <text:p>98,039215686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ordic </text:p>
          </table:table-cell>
          <table:table-cell office:value-type="float" office:value="29800">
            <text:p>2,98E+04</text:p>
          </table:table-cell>
          <table:table-cell office:value-type="float" office:value="185">
            <text:p>185</text:p>
          </table:table-cell>
          <table:table-cell office:value-type="float" office:value="3158.05">
            <text:p>3,16E+03</text:p>
          </table:table-cell>
          <table:table-cell office:value-type="float" office:value="0.03">
            <text:p>0,03</text:p>
          </table:table-cell>
          <table:table-cell table:style-name="ce62" table:formula="of:=IF([.P20]=0; [.C46];ABS((([.P20]-[.C46])/[.P20])*100))" office:value-type="float" office:value="0">
            <text:p>0,000000000</text:p>
          </table:table-cell>
          <table:table-cell table:style-name="ce62" table:formula="of:=IF([.Q20]=0; [.D46];ABS((([.Q20]-[.D46])/[.Q20])*100))" office:value-type="float" office:value="0">
            <text:p>0,000000000</text:p>
          </table:table-cell>
          <table:table-cell table:style-name="ce62" table:formula="of:=IF([.R20]=0; [.E46];ABS((([.R20]-[.E46])/[.R20])*100))" office:value-type="float" office:value="0">
            <text:p>0,000000000</text:p>
          </table:table-cell>
          <table:table-cell table:style-name="ce62" table:formula="of:=IF([.S20]=0; [.F46];ABS((([.S20]-[.F46])/[.S20])*100))" office:value-type="float" office:value="98.125">
            <text:p>98,125000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s_perf 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924.4">
            <text:p>9,24E+02</text:p>
          </table:table-cell>
          <table:table-cell office:value-type="float" office:value="0.09">
            <text:p>0,09</text:p>
          </table:table-cell>
          <table:table-cell table:style-name="ce62" table:formula="of:=IF([.P21]=0; [.C47];ABS((([.P21]-[.C47])/[.P21])*100))" office:value-type="float" office:value="0">
            <text:p>0,000000000</text:p>
          </table:table-cell>
          <table:table-cell table:style-name="ce62" table:formula="of:=IF([.Q21]=0; [.D47];ABS((([.Q21]-[.D47])/[.Q21])*100))" office:value-type="float" office:value="0">
            <text:p>0,000000000</text:p>
          </table:table-cell>
          <table:table-cell table:style-name="ce62" table:formula="of:=IF([.R21]=0; [.E47];ABS((([.R21]-[.E47])/[.R21])*100))" office:value-type="float" office:value="0">
            <text:p>0,000000000</text:p>
          </table:table-cell>
          <table:table-cell table:style-name="ce62" table:formula="of:=IF([.S21]=0; [.F47];ABS((([.S21]-[.F47])/[.S21])*100))" office:value-type="float" office:value="98.0728051391863">
            <text:p>98,072805139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dit_dis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924.1">
            <text:p>2,92E+03</text:p>
          </table:table-cell>
          <table:table-cell office:value-type="float" office:value="0.11">
            <text:p>0,11</text:p>
          </table:table-cell>
          <table:table-cell table:style-name="ce62" table:formula="of:=IF([.P22]=0; [.C48];ABS((([.P22]-[.C48])/[.P22])*100))" office:value-type="float" office:value="0">
            <text:p>0,000000000</text:p>
          </table:table-cell>
          <table:table-cell table:style-name="ce62" table:formula="of:=IF([.Q22]=0; [.D48];ABS((([.Q22]-[.D48])/[.Q22])*100))" office:value-type="float" office:value="0">
            <text:p>0,000000000</text:p>
          </table:table-cell>
          <table:table-cell table:style-name="ce62" table:formula="of:=IF([.R22]=0; [.E48];ABS((([.R22]-[.E48])/[.R22])*100))" office:value-type="float" office:value="0">
            <text:p>0,000000000</text:p>
          </table:table-cell>
          <table:table-cell table:style-name="ce62" table:formula="of:=IF([.S22]=0; [.F48];ABS((([.S22]-[.F48])/[.S22])*100))" office:value-type="float" office:value="97.9284369114878">
            <text:p>97,92843691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trix_mul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039.85">
            <text:p>2,04E+03</text:p>
          </table:table-cell>
          <table:table-cell office:value-type="float" office:value="0.14">
            <text:p>0,14</text:p>
          </table:table-cell>
          <table:table-cell table:style-name="ce62" table:formula="of:=IF([.P23]=0; [.C49];ABS((([.P23]-[.C49])/[.P23])*100))" office:value-type="float" office:value="0">
            <text:p>0,000000000</text:p>
          </table:table-cell>
          <table:table-cell table:style-name="ce62" table:formula="of:=IF([.Q23]=0; [.D49];ABS((([.Q23]-[.D49])/[.Q23])*100))" office:value-type="float" office:value="0">
            <text:p>0,000000000</text:p>
          </table:table-cell>
          <table:table-cell table:style-name="ce62" table:formula="of:=IF([.R23]=0; [.E49];ABS((([.R23]-[.E49])/[.R23])*100))" office:value-type="float" office:value="0">
            <text:p>0,000000000</text:p>
          </table:table-cell>
          <table:table-cell table:style-name="ce62" table:formula="of:=IF([.S23]=0; [.F49];ABS((([.S23]-[.F49])/[.S23])*100))" office:value-type="float" office:value="97.8625954198473">
            <text:p>97,862595420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netcard</text:p>
          </table:table-cell>
          <table:table-cell table:style-name="ce20" office:value-type="float" office:value="2600000">
            <text:p>2,60E+06</text:p>
          </table:table-cell>
          <table:table-cell table:style-name="ce33" office:value-type="float" office:value="11925">
            <text:p>11925</text:p>
          </table:table-cell>
          <table:table-cell table:style-name="ce20" office:value-type="float" office:value="3107.63">
            <text:p>3,11E+03</text:p>
          </table:table-cell>
          <table:table-cell table:style-name="ce59" office:value-type="float" office:value="24.83">
            <text:p>24,83</text:p>
          </table:table-cell>
          <table:table-cell table:style-name="ce62" table:formula="of:=IF([.P24]=0; [.C50];ABS((([.P24]-[.C50])/[.P24])*100))" office:value-type="float" office:value="0">
            <text:p>0,000000000</text:p>
          </table:table-cell>
          <table:table-cell table:style-name="ce62" table:formula="of:=IF([.Q24]=0; [.D50];ABS((([.Q24]-[.D50])/[.Q24])*100))" office:value-type="float" office:value="0">
            <text:p>0,000000000</text:p>
          </table:table-cell>
          <table:table-cell table:style-name="ce62" table:formula="of:=IF([.R24]=0; [.E50];ABS((([.R24]-[.E50])/[.R24])*100))" office:value-type="float" office:value="0">
            <text:p>0,000000000</text:p>
          </table:table-cell>
          <table:table-cell table:style-name="ce62" table:formula="of:=IF([.S24]=0; [.F50];ABS((([.S24]-[.F50])/[.S24])*100))" office:value-type="float" office:value="83.8577558184891">
            <text:p>83,857755818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string">
            <text:p>Média</text:p>
          </table:table-cell>
          <table:table-cell table:style-name="ce21" table:formula="of:=AVERAGE([.C43:.C50])" office:value-type="float" office:value="328985">
            <text:p>3,29E+05</text:p>
          </table:table-cell>
          <table:table-cell table:style-name="ce34" table:formula="of:=AVERAGE([.D43:.D50])" office:value-type="float" office:value="1519.5">
            <text:p>1519,5</text:p>
          </table:table-cell>
          <table:table-cell table:style-name="ce46" table:formula="of:=AVERAGE([.E43:.E50])" office:value-type="float" office:value="1882.69375">
            <text:p>1,88E+03</text:p>
          </table:table-cell>
          <table:table-cell table:style-name="ce60" table:formula="of:=AVERAGE([.F43:.F50])" office:value-type="float" office:value="3.15625">
            <text:p>3,16</text:p>
          </table:table-cell>
          <table:table-cell table:number-columns-repeated="13"/>
        </table:table-row>
        <table:table-row table:style-name="ro2">
          <table:table-cell/>
          <table:table-cell table:style-name="ce7" office:value-type="string">
            <text:p>EMPA</text:p>
          </table:table-cell>
          <table:table-cell table:style-name="ce18" table:formula="of:=AVERAGE([.G43:.G50])" office:value-type="float" office:value="0">
            <text:p>0,00</text:p>
          </table:table-cell>
          <table:table-cell table:style-name="ce18" table:formula="of:=AVERAGE([.H43:.H50])" office:value-type="float" office:value="0">
            <text:p>0,00</text:p>
          </table:table-cell>
          <table:table-cell table:style-name="ce18" table:formula="of:=AVERAGE([.I43:.I50])" office:value-type="float" office:value="0">
            <text:p>0,00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6">
          <table:table-cell/>
          <table:table-cell table:style-name="Default" table:number-columns-repeated="5"/>
          <table:table-cell table:number-columns-repeated="13"/>
        </table:table-row>
        <table:table-row table:style-name="ro3">
          <table:table-cell/>
          <table:table-cell table:style-name="ce1" office:value-type="string" table:number-columns-spanned="5" table:number-rows-spanned="1">
            <text:p>PrimeTime</text:p>
          </table:table-cell>
          <table:covered-table-cell table:number-columns-repeated="4" table:style-name="ce8"/>
          <table:table-cell table:number-columns-repeated="13"/>
        </table:table-row>
        <table:table-row table:style-name="ro4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>
            <text:p>usb_phy</text:p>
          </table:table-cell>
          <table:table-cell office:value-type="float" office:value="48500">
            <text:p>4,85E+04</text:p>
          </table:table-cell>
          <table:table-cell office:value-type="float" office:value="57">
            <text:p>57</text:p>
          </table:table-cell>
          <table:table-cell office:value-type="float" office:value="1181.06">
            <text:p>1,18E+03</text:p>
          </table:table-cell>
          <table:table-cell office:value-type="float" office:value="0.24">
            <text:p>0,24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ci_bridge32</text:p>
          </table:table-cell>
          <table:table-cell office:value-type="float" office:value="9970000">
            <text:p>9,97E+06</text:p>
          </table:table-cell>
          <table:table-cell office:value-type="float" office:value="3034">
            <text:p>3034</text:p>
          </table:table-cell>
          <table:table-cell office:value-type="float" office:value="6249.05">
            <text:p>6,25E+03</text:p>
          </table:table-cell>
          <table:table-cell office:value-type="float" office:value="2.71">
            <text:p>2,71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fft</text:p>
          </table:table-cell>
          <table:table-cell office:value-type="float" office:value="24600000">
            <text:p>2,46E+07</text:p>
          </table:table-cell>
          <table:table-cell office:value-type="float" office:value="1983">
            <text:p>1983</text:p>
          </table:table-cell>
          <table:table-cell office:value-type="float" office:value="13276.96">
            <text:p>1,33E+04</text:p>
          </table:table-cell>
          <table:table-cell office:value-type="float" office:value="3.65">
            <text:p>3,6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cordic</text:p>
          </table:table-cell>
          <table:table-cell office:value-type="float" office:value="14500000">
            <text:p>1,45E+07</text:p>
          </table:table-cell>
          <table:table-cell office:value-type="float" office:value="1206">
            <text:p>1206</text:p>
          </table:table-cell>
          <table:table-cell office:value-type="float" office:value="16234.4">
            <text:p>1,62E+04</text:p>
          </table:table-cell>
          <table:table-cell office:value-type="float" office:value="4.6">
            <text:p>4,60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es_perf</text:p>
          </table:table-cell>
          <table:table-cell office:value-type="float" office:value="12600000">
            <text:p>1,26E+07</text:p>
          </table:table-cell>
          <table:table-cell office:value-type="float" office:value="1648">
            <text:p>1648</text:p>
          </table:table-cell>
          <table:table-cell office:value-type="float" office:value="11502.6">
            <text:p>1,15E+04</text:p>
          </table:table-cell>
          <table:table-cell office:value-type="float" office:value="11.26">
            <text:p>11,26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edit_dist</text:p>
          </table:table-cell>
          <table:table-cell office:value-type="float" office:value="32000000">
            <text:p>3,20E+07</text:p>
          </table:table-cell>
          <table:table-cell office:value-type="float" office:value="3416">
            <text:p>3416</text:p>
          </table:table-cell>
          <table:table-cell office:value-type="float" office:value="11290.15">
            <text:p>1,13E+04</text:p>
          </table:table-cell>
          <table:table-cell office:value-type="float" office:value="13.27">
            <text:p>13,27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matrix_mult</text:p>
          </table:table-cell>
          <table:table-cell office:value-type="float" office:value="16200000">
            <text:p>1,62E+07</text:p>
          </table:table-cell>
          <table:table-cell office:value-type="float" office:value="2852">
            <text:p>2852</text:p>
          </table:table-cell>
          <table:table-cell office:value-type="float" office:value="12383.61">
            <text:p>1,24E+04</text:p>
          </table:table-cell>
          <table:table-cell office:value-type="float" office:value="18.98">
            <text:p>18,98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>
            <text:p>netcard</text:p>
          </table:table-cell>
          <table:table-cell table:style-name="ce20" office:value-type="float" office:value="2600000">
            <text:p>2,60E+06</text:p>
          </table:table-cell>
          <table:table-cell table:style-name="ce33" office:value-type="float" office:value="11925">
            <text:p>11925</text:p>
          </table:table-cell>
          <table:table-cell table:style-name="ce20" office:value-type="float" office:value="3107.63">
            <text:p>3,11E+03</text:p>
          </table:table-cell>
          <table:table-cell table:style-name="ce59" office:value-type="float" office:value="271.97">
            <text:p>271,97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Média</text:p>
          </table:table-cell>
          <table:table-cell table:style-name="ce22" table:formula="of:=AVERAGE([.C56:.C63])" office:value-type="float" office:value="14064812.5">
            <text:p>1,41E+07</text:p>
          </table:table-cell>
          <table:table-cell table:style-name="ce35" table:formula="of:=AVERAGE([.D56:.D63])" office:value-type="float" office:value="3265.125">
            <text:p>3265,1</text:p>
          </table:table-cell>
          <table:table-cell table:style-name="ce47" table:formula="of:=AVERAGE([.E56:.E63])" office:value-type="float" office:value="9403.1825">
            <text:p>9,40E+03</text:p>
          </table:table-cell>
          <table:table-cell table:style-name="ce61" table:formula="of:=AVERAGE([.F56:.F63])" office:value-type="float" office:value="40.835">
            <text:p>40,84</text:p>
          </table:table-cell>
          <table:table-cell table:number-columns-repeated="13"/>
        </table:table-row>
        <table:table-row table:style-name="ro2">
          <table:table-cell/>
          <table:table-cell table:style-name="ce7"/>
          <table:table-cell table:style-name="ce18" table:number-columns-repeated="4"/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number-style style:name="N128">
      <number:number number:decimal-places="1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8" number:min-integer-digits="1"/>
    </number:number-style>
    <number:number-style style:name="N135">
      <number:number number:decimal-places="9" number:min-integer-digits="1"/>
    </number:number-style>
    <number:number-style style:name="N136">
      <number:number number:decimal-places="10" number:min-integer-digits="1"/>
    </number:number-style>
    <number:number-style style:name="N5108" number:language="pt" number:country="BR">
      <number:number number:decimal-places="1" number:min-integer-digits="1"/>
    </number:number-style>
    <number:number-style style:name="N5109" number:language="pt" number:country="BR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ssimista" style:family="table-cell" style:parent-style-name="Default">
      <style:table-cell-properties fo:background-color="transparent"/>
      <style:text-properties fo:color="#000000"/>
    </style:style>
    <style:style style:name="otimista" style:family="table-cell" style:parent-style-name="Default">
      <style:table-cell-properties fo:background-color="#ffcdd0" style:vertical-justify="auto"/>
      <style:paragraph-properties css3t:text-justify="auto"/>
      <style:text-properties fo:color="#8f0f17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11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ystian Guth</meta:initial-creator>
    <meta:creation-date>2013-12-02T15:33:13</meta:creation-date>
    <meta:printed-by>Chrystian Guth</meta:printed-by>
    <meta:print-date>2013-12-03T11:35:40</meta:print-date>
    <dc:date>2013-12-03T12:07:30</dc:date>
    <dc:creator>Chrystian Guth</dc:creator>
    <meta:editing-duration>PT1H54M27S</meta:editing-duration>
    <meta:editing-cycles>4</meta:editing-cycles>
    <meta:generator>LibreOffice/3.5$Linux_X86_64 LibreOffice_project/350m1$Build-2</meta:generator>
    <meta:document-statistic meta:table-count="3" meta:cell-count="504" meta:object-count="0"/>
  </office:meta>
</office:document-meta>
</file>